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fo:font-size="8pt" officeooo:rsid="001d4866" officeooo:paragraph-rsid="001d4866" style:font-size-asian="8pt" style:font-size-complex="8pt"/>
    </style:style>
    <style:style style:name="P2" style:family="paragraph" style:parent-style-name="Heading_20_3">
      <style:text-properties officeooo:paragraph-rsid="001ea81e"/>
    </style:style>
    <style:style style:name="P3" style:family="paragraph" style:parent-style-name="Standard">
      <style:text-properties officeooo:rsid="001d4866" officeooo:paragraph-rsid="001d4866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d4866" officeooo:paragraph-rsid="001d4866" style:font-weight-asian="bold" style:font-weight-complex="bold"/>
    </style:style>
    <style:style style:name="P5" style:family="paragraph" style:parent-style-name="Standard">
      <style:text-properties officeooo:rsid="001ea81e" officeooo:paragraph-rsid="001ea81e"/>
    </style:style>
    <style:style style:name="P6" style:family="paragraph" style:parent-style-name="Standard">
      <style:text-properties officeooo:rsid="001ea81e" officeooo:paragraph-rsid="00216836"/>
    </style:style>
    <style:style style:name="P7" style:family="paragraph" style:parent-style-name="Standard">
      <style:text-properties officeooo:rsid="00236d4c" officeooo:paragraph-rsid="00236d4c"/>
    </style:style>
    <style:style style:name="P8" style:family="paragraph" style:parent-style-name="Text_20_body">
      <style:paragraph-properties fo:margin-top="0cm" fo:margin-bottom="0cm" style:contextual-spacing="false"/>
    </style:style>
    <style:style style:name="P9" style:family="paragraph" style:parent-style-name="Text_20_body">
      <style:paragraph-properties fo:margin-top="0cm" fo:margin-bottom="0cm" style:contextual-spacing="false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2pt" fo:font-weight="normal" officeooo:rsid="001ea81e" style:font-size-asian="10.5pt" style:font-weight-asian="normal" style:font-size-complex="12pt" style:font-weight-complex="normal"/>
    </style:style>
    <style:style style:name="T3" style:family="text">
      <style:text-properties officeooo:rsid="002085bc"/>
    </style:style>
    <style:style style:name="T4" style:family="text">
      <style:text-properties officeooo:rsid="00216836"/>
    </style:style>
    <style:style style:name="T5" style:family="text">
      <style:text-properties fo:font-weight="bold" officeooo:rsid="00216836" style:font-weight-asian="bold" style:font-weight-complex="bold"/>
    </style:style>
    <style:style style:name="T6" style:family="text">
      <style:text-properties officeooo:rsid="00216836" fo:background-color="#ffff00" loext:char-shading-value="0"/>
    </style:style>
    <style:style style:name="T7" style:family="text">
      <style:text-properties officeooo:rsid="00236d4c"/>
    </style:style>
    <style:style style:name="T8" style:family="text">
      <style:text-properties officeooo:rsid="0024950a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nstallation du système d'exploitation de Raspbian sur <text:span text:style-name="T7">Raspberry</text:span> 3 B+</text:p>
      <text:p text:style-name="P3"/>
      <text:p text:style-name="P3"><draw:frame draw:style-name="fr1" draw:name="Cadre1" text:anchor-type="paragraph" svg:x="0.168cm" svg:y="0.695cm" svg:width="8.8cm" draw:z-index="0"><draw:text-box fo:min-height="2.972cm"><text:h text:style-name="P1" text:outline-level="3">Raspberry Pi OS (32-bit) with desktop and recommended software</text:h><text:p text:style-name="P9">Image with desktop and recommended software based on Debian Buster</text:p><text:p text:style-name="P8"><text:span text:style-name="T1">Version: </text:span><text:span text:style-name="Strong_20_Emphasis"><text:span text:style-name="T1">August 2020</text:span></text:span></text:p><text:p text:style-name="P8"><text:span text:style-name="T1">Release date: </text:span><text:span text:style-name="Strong_20_Emphasis"><text:span text:style-name="T1">2020-08-20</text:span></text:span></text:p><text:p text:style-name="P8"><text:span text:style-name="T1">Kernel version: </text:span><text:span text:style-name="Strong_20_Emphasis"><text:span text:style-name="T1">5.4</text:span></text:span></text:p><text:p text:style-name="P8"><text:span text:style-name="T1">Size: </text:span><text:span text:style-name="Strong_20_Emphasis"><text:span text:style-name="T1">2531 MB</text:span></text:span></text:p></draw:text-box></draw:frame>Télécharger la dernière version de Rasbian sur internet. Voici la version que j'ai utilisé<text:span text:style-name="T4">e</text:span> :</text:p>
      <text:h text:style-name="P2" text:outline-level="3"><text:span text:style-name="Strong_20_Emphasis"><text:span text:style-name="T2">Dézipper le fichier téléchargé</text:span></text:span></text:h>
      <text:h text:style-name="P2" text:outline-level="3"><text:span text:style-name="Strong_20_Emphasis"><text:span text:style-name="T2">Avec l'outil Win32Diskimager copiez l'image téléchargée sur la carte microSD formatée (16 Go mini).</text:span></text:span></text:h>
      <text:p text:style-name="P5">Placez la carte microSD dans la <text:span text:style-name="T7">Raspberry</text:span>, branchez lui un clavier, souri<text:span text:style-name="T3">s</text:span>, écran par câble HDMI , un c<text:span text:style-name="T7">â</text:span>ble <text:span text:style-name="T7">Ethernet</text:span> relié au réseau, puis branchez le bloc alimentation sur la <text:span text:style-name="T8">Raspberry</text:span> puis sur une prise électrique.</text:p>
      <text:p text:style-name="P5">La carte démarre et choisi<text:span text:style-name="T7">s</text:span>sez "Next". Choisir pour Country : "France, pou la langue : "French et Timezone : "Paris" puis"Next".</text:p>
      <text:p text:style-name="P6">Changez le mot de passe. Conseil : prenez un mot de passe de 8 lettres sans accent.</text:p>
      <text:p text:style-name="P6"><text:span text:style-name="T4">Retenez que l'</text:span><text:span text:style-name="T5">utilisateur</text:span><text:span text:style-name="T4"> se nomme "</text:span><text:span text:style-name="T6">pi</text:span><text:span text:style-name="T4">" et qu'il aura pour </text:span><text:span text:style-name="T6">mot de passe</text:span><text:span text:style-name="T4"> </text:span><text:span text:style-name="T6">celui que vous avez entrez</text:span><text:span text:style-name="T4">. </text:span><text:s/>Validez puis cliquez sur "Next" et encore "Next". Laissez faire les mises à jour. <text:span text:style-name="T3">C'est un peu long ! Patientez !</text:span></text:p>
      <text:p text:style-name="P7">Redémarrez le système à la fin.</text:p>
      <text:p text:style-name="P7">La carte Raspberry est opérationnelle.</text:p>
      <text:p text:style-name="P5"/>
      <text:p text:style-name="P5"/>
      <text:p text:style-name="P5"/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27T17:21:06.124000000</meta:creation-date>
    <dc:date>2020-09-27T17:44:59.013000000</dc:date>
    <meta:editing-duration>PT23M50S</meta:editing-duration>
    <meta:editing-cycles>6</meta:editing-cycles>
    <meta:generator>LibreOffice/7.0.0.3$Windows_X86_64 LibreOffice_project/8061b3e9204bef6b321a21033174034a5e2ea88e</meta:generator>
    <meta:document-statistic meta:table-count="0" meta:image-count="0" meta:object-count="0" meta:page-count="1" meta:paragraph-count="16" meta:word-count="198" meta:character-count="1205" meta:non-whitespace-character-count="1022"/>
  </office:meta>
</office:document-meta>
</file>